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 Checker Developer Info</text:p>
      <text:p text:style-name="P2"/>
      <text:p text:style-name="P4">Topology Error Representation</text:p>
      <text:p text:style-name="P2">Errors are represented by classes derived from the TopolError class.</text:p>
      <text:p text:style-name="P2">The TopolError class contains several virtual functions which can be rewritten to get error's desired behaviour.</text:p>
      <text:p text:style-name="P2"/>
      <text:p text:style-name="P4">Creating new tests</text:p>
      <text:p text:style-name="P2">Creating a new test involves following three tasks:</text:p>
      <text:p text:style-name="P2"><text:tab/></text:p>
      <text:p text:style-name="P2"><text:tab/>Creating a new error class</text:p>
      <text:p text:style-name="P2"><text:tab/>Writing the test routine</text:p>
      <text:p text:style-name="P2"><text:tab/>Registering the test routine</text:p>
      <text:p text:style-name="P2"/>
      <text:p text:style-name="P3">Create a new error class</text:p>
      <text:p text:style-name="P2">Set the error's name.</text:p>
      <text:p text:style-name="P2">Register possible automatic fixes.</text:p>
      <text:p text:style-name="P2"/>
      <text:p text:style-name="P3">Write the test routine</text:p>
      <text:p text:style-name="P2">Write the code of the test routine, that actually finds the errors in the layer.<text:tab/></text:p>
      <text:p text:style-name="P2"/>
      <text:p text:style-name="P3">Register the test routine</text:p>
      <text:p text:style-name="P2">Insert the test to the test map and configure it. The configuration consist of setting the test function, and specifying whether the test uses two layers and some kind of tole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17T17:46:57</dc:date>
    <meta:editing-duration>PT01H14M51S</meta:editing-duration>
    <meta:editing-cycles>12</meta:editing-cycles>
    <meta:generator>OpenOffice.org/3.1$Unix OpenOffice.org_project/310m11$Build-9399</meta:generator>
    <meta:document-statistic meta:table-count="0" meta:image-count="0" meta:object-count="0" meta:page-count="1" meta:paragraph-count="17" meta:word-count="124" meta:character-count="779"/>
  </office:meta>
</office:document-meta>
</file>